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a09" officeooo:paragraph-rsid="001a3a09"/>
    </style:style>
    <style:style style:name="P2" style:family="paragraph" style:parent-style-name="Standard">
      <style:text-properties officeooo:rsid="001c0b84" officeooo:paragraph-rsid="001c0b84"/>
    </style:style>
    <style:style style:name="P3" style:family="paragraph" style:parent-style-name="Standard">
      <style:text-properties officeooo:rsid="001d7a1b" officeooo:paragraph-rsid="001d7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 /home/gja2nd/.rvm/scripts/rv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00:44:20.552338406</meta:creation-date>
    <dc:date>2015-05-20T09:34:05.896457901</dc:date>
    <meta:editing-duration>P1DT7H15M30S</meta:editing-duration>
    <meta:editing-cycles>1</meta:editing-cycles>
    <meta:document-statistic meta:table-count="0" meta:image-count="0" meta:object-count="0" meta:page-count="1" meta:paragraph-count="1" meta:word-count="2" meta:character-count="36" meta:non-whitespace-character-count="35"/>
    <meta:generator>LibreOffice/4.2.7.2$Linux_x86 LibreOffice_project/420m0$Build-2</meta:generator>
  </office:meta>
</office:document-meta>
</file>